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(0.6-0.5)/(0.6+0.5)" office:value-type="float" office:value="0.090909090909091" calcext:value-type="float">
            <text:p>0.090909090909091</text:p>
          </table:table-cell>
        </table:table-row>
        <table:table-row table:style-name="ro1">
          <table:table-cell table:formula="of:=[.A1]*(SQRT((0.6+0.5)/((800)*(1-[.A1]^2))))" office:value-type="float" office:value="0.00338501600193165" calcext:value-type="float">
            <text:p>0.0033850160019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(25900000)/(1+(25900000*0.05^2))" office:value-type="float" office:value="399.993822489228" calcext:value-type="float">
            <text:p>399.993822489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3:20:11.303303128</meta:creation-date>
    <dc:date>2018-05-17T23:45:02.185866132</dc:date>
    <meta:editing-duration>PT4M29S</meta:editing-duration>
    <meta:editing-cycles>1</meta:editing-cycles>
    <meta:document-statistic meta:table-count="1" meta:cell-count="3" meta:object-count="0"/>
    <meta:generator>LibreOffice/6.0.3.2$Linux_X86_64 LibreOffice_project/00m0$Build-2</meta:generator>
  </office:meta>
</office:document-meta>
</file>